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cd63a" officeooo:paragraph-rsid="000cd63a"/>
    </style:style>
    <style:style style:name="P2" style:family="paragraph" style:parent-style-name="Standard">
      <style:text-properties officeooo:rsid="000df15b" officeooo:paragraph-rsid="000df15b"/>
    </style:style>
    <style:style style:name="P3" style:family="paragraph" style:parent-style-name="Standard">
      <style:text-properties officeooo:rsid="000ecb84" officeooo:paragraph-rsid="000ecb84"/>
    </style:style>
    <style:style style:name="P4" style:family="paragraph" style:parent-style-name="Standard">
      <style:text-properties officeooo:paragraph-rsid="0011ab38"/>
    </style:style>
    <style:style style:name="T1" style:family="text">
      <style:text-properties officeooo:rsid="000df15b"/>
    </style:style>
    <style:style style:name="T2" style:family="text">
      <style:text-properties officeooo:rsid="000ecb84"/>
    </style:style>
    <style:style style:name="T3" style:family="text">
      <style:text-properties officeooo:rsid="0011ab38"/>
    </style:style>
    <style:style style:name="T4" style:family="text">
      <style:text-properties officeooo:rsid="0012c6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ory Questions 9</text:p>
      <text:p text:style-name="P1">Micah Church</text:p>
      <text:p text:style-name="P1">CS 249</text:p>
      <text:p text:style-name="P1"/>
      <text:p text:style-name="P1">1. <text:s/>A</text:p>
      <text:p text:style-name="P1">2. <text:s/><text:span text:style-name="T1">B</text:span></text:p>
      <text:p text:style-name="P2">3. <text:s/>A</text:p>
      <text:p text:style-name="P2">4. <text:s/>A</text:p>
      <text:p text:style-name="P2">5. <text:s/>A</text:p>
      <text:p text:style-name="P2">6. <text:s/>A</text:p>
      <text:p text:style-name="P2">7. <text:s/><text:span text:style-name="T2">B</text:span></text:p>
      <text:p text:style-name="P4"><text:span text:style-name="T2">8.</text:span></text:p>
      <text:p text:style-name="P4">gameButton.setOnAction(e -&gt; {</text:p>
      <text:p text:style-name="P4"><text:span text:style-name="T3">gameButton.setText(“MUFFIN”);});</text:span></text:p>
      <text:p text:style-name="P3">9. <text:s text:c="2"/><text:span text:style-name="T4">B</text:span></text:p>
      <text:p text:style-name="P3">10. <text:span text:style-name="T4">C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8T16:03:23.627000000</meta:creation-date>
    <dc:date>2017-04-19T13:04:59.224000000</dc:date>
    <meta:editing-duration>PT7M27S</meta:editing-duration>
    <meta:editing-cycles>1</meta:editing-cycles>
    <meta:document-statistic meta:table-count="0" meta:image-count="0" meta:object-count="0" meta:page-count="1" meta:paragraph-count="15" meta:word-count="30" meta:character-count="146" meta:non-whitespace-character-count="121"/>
    <meta:generator>LibreOffice/5.3.0.3$Windows_x86 LibreOffice_project/7074905676c47b82bbcfbea1aeefc84afe1c50e1</meta:generator>
  </office:meta>
</office:document-meta>
</file>